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s=−(n(t)−ni) sin(χp) + (e(t)−ei) cos(χp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Ni+1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i+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s←r</text:p>
          </table:table-cell>
          <table:table-cell office:value-type="string" calcext:value-type="string">
            <text:p>ds&gt;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[.D9]*180/PI()" office:value-type="float" office:value="116.565051177078" calcext:value-type="float">
            <text:p>116,565051177078</text:p>
          </table:table-cell>
          <table:table-cell table:formula="of:=[.E9]*180/PI()" office:value-type="float" office:value="-63.434948822922" calcext:value-type="float">
            <text:p>-63,434948822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p</text:p>
          </table:table-cell>
          <table:table-cell table:formula="of:=ATAN(([.B4]-[.B6])/([.B3]-[.B5]))" office:value-type="float" office:value="0.463647609000806" calcext:value-type="float">
            <text:p>0,463647609000806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 table:formula="of:=[.B9]+[.C9]" office:value-type="float" office:value="2.0344439357957" calcext:value-type="float">
            <text:p>2,0344439357957</text:p>
          </table:table-cell>
          <table:table-cell table:formula="of:=[.B9]-[.C9]" office:value-type="float" office:value="-1.10714871779409" calcext:value-type="float">
            <text:p>-1,10714871779409</text:p>
          </table:table-cell>
          <table:table-cell table:number-columns-repeated="7"/>
        </table:table-row>
        <table:table-row table:style-name="ro2">
          <table:table-cell/>
          <table:table-cell table:formula="of:=[.B9]*180/PI()" office:value-type="float" office:value="26.565051177078" calcext:value-type="float">
            <text:p>26,565051177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s</text:p>
          </table:table-cell>
          <table:table-cell table:formula="of:=-([.B7]-[.B5])*SIN([.B9])+([.B8]-[.B6])*COS([.B9])" office:value-type="float" office:value="3.75659420219965" calcext:value-type="float">
            <text:p>3,756594202199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d</text:p>
          </table:table-cell>
          <table:table-cell table:formula="of:=[.B9]-ASIN([.B11]/[.B12])" office:value-type="float" office:value="-0.756495572917802" calcext:value-type="float">
            <text:p>-0,756495572917802</text:p>
          </table:table-cell>
          <table:table-cell table:formula="of:=[.B13]*180/PI()" office:value-type="float" office:value="-43.3440035485213" calcext:value-type="float">
            <text:p>-43,34400354852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ds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Ni+1</text:p>
          </table:table-cell>
          <table:table-cell office:value-type="string" calcext:value-type="string">
            <text:p>Ei+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Xp (grado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d(grados)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TAN(([.B18]-[.D18])/([.A18]-[.C18]))" office:value-type="float" office:value="0.197395559849881" calcext:value-type="float">
            <text:p>0,197395559849881</text:p>
          </table:table-cell>
          <table:table-cell table:formula="of:=[.E18]*180/PI()" office:value-type="float" office:value="11.3099324740202" calcext:value-type="float">
            <text:p>11,30993247402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([.H18]-[.$C$18])*SIN([.$E$18])+([.I18]-[.$D$18])*COS([.$E$18])" office:value-type="float" office:value="0" calcext:value-type="float">
            <text:p>0</text:p>
          </table:table-cell>
          <table:table-cell table:formula="of:=IF([.J18]&gt;[.$G$18];[.$E$18]-PI()/2;IF([.J18]&lt;(-[.$G$18]);[.$E$18]+PI()/2;[.$E$18]-ASIN([.J18]/[.$G$18])))" office:value-type="float" office:value="0.197395559849881" calcext:value-type="float">
            <text:p>0,197395559849881</text:p>
          </table:table-cell>
          <table:table-cell table:formula="of:=[.K18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formula="of:=-([.H19]-[.$C$18])*SIN([.$E$18])+([.I19]-[.$D$18])*COS([.$E$18])" office:value-type="float" office:value="205.921941895093" calcext:value-type="float">
            <text:p>205,921941895093</text:p>
          </table:table-cell>
          <table:table-cell table:formula="of:=IF([.J19]&gt;[.$G$18];[.$E$18]-PI()/2;IF([.J19]&lt;(-[.$G$18]);[.$E$18]+PI()/2;[.$E$18]-ASIN([.J19]/[.$G$18])))" office:value-type="float" office:value="-1.37340076694502" calcext:value-type="float">
            <text:p>-1,37340076694502</text:p>
          </table:table-cell>
          <table:table-cell table:formula="of:=[.K19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-([.H20]-[.$C$18])*SIN([.$E$18])+([.I20]-[.$D$18])*COS([.$E$18])" office:value-type="float" office:value="20.5921941895093" calcext:value-type="float">
            <text:p>20,5921941895093</text:p>
          </table:table-cell>
          <table:table-cell table:formula="of:=IF([.J20]&gt;[.$G$18];[.$E$18]-PI()/2;IF([.J20]&lt;(-[.$G$18]);[.$E$18]+PI()/2;[.$E$18]-ASIN([.J20]/[.$G$18])))" office:value-type="float" office:value="-1.37340076694502" calcext:value-type="float">
            <text:p>-1,37340076694502</text:p>
          </table:table-cell>
          <table:table-cell table:formula="of:=[.K20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-([.H21]-[.$C$18])*SIN([.$E$18])+([.I21]-[.$D$18])*COS([.$E$18])" office:value-type="float" office:value="9.8058067569092" calcext:value-type="float">
            <text:p>9,8058067569092</text:p>
          </table:table-cell>
          <table:table-cell table:formula="of:=IF([.J21]&gt;[.$G$18];[.$E$18]-PI()/2;IF([.J21]&lt;(-[.$G$18]);[.$E$18]+PI()/2;[.$E$18]-ASIN([.J21]/[.$G$18])))" office:value-type="float" office:value="-1.37340076694502" calcext:value-type="float">
            <text:p>-1,37340076694502</text:p>
          </table:table-cell>
          <table:table-cell table:formula="of:=[.K21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-([.H22]-[.$C$18])*SIN([.$E$18])+([.I22]-[.$D$18])*COS([.$E$18])" office:value-type="float" office:value="0" calcext:value-type="float">
            <text:p>0</text:p>
          </table:table-cell>
          <table:table-cell table:formula="of:=IF([.J22]&gt;[.$G$18];[.$E$18]-PI()/2;IF([.J22]&lt;(-[.$G$18]);[.$E$18]+PI()/2;[.$E$18]-ASIN([.J22]/[.$G$18])))" office:value-type="float" office:value="0.197395559849881" calcext:value-type="float">
            <text:p>0,197395559849881</text:p>
          </table:table-cell>
          <table:table-cell table:formula="of:=[.K22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-([.H23]-[.$C$18])*SIN([.$E$18])+([.I23]-[.$D$18])*COS([.$E$18])" office:value-type="float" office:value="-4.9029033784546" calcext:value-type="float">
            <text:p>-4,9029033784546</text:p>
          </table:table-cell>
          <table:table-cell table:formula="of:=IF([.J23]&gt;[.$G$18];[.$E$18]-PI()/2;IF([.J23]&lt;(-[.$G$18]);[.$E$18]+PI()/2;[.$E$18]-ASIN([.J23]/[.$G$18])))" office:value-type="float" office:value="0.857074166809078" calcext:value-type="float">
            <text:p>0,857074166809078</text:p>
          </table:table-cell>
          <table:table-cell table:formula="of:=[.K23]*180/PI()" office:value-type="float" office:value="49.1067324878517" calcext:value-type="float">
            <text:p>49,1067324878517</text:p>
          </table:table-cell>
        </table:table-row>
        <table:table-row table:style-name="ro2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-([.H24]-[.$C$18])*SIN([.$E$18])+([.I24]-[.$D$18])*COS([.$E$18])" office:value-type="float" office:value="0" calcext:value-type="float">
            <text:p>0</text:p>
          </table:table-cell>
          <table:table-cell table:formula="of:=IF([.J24]&gt;[.$G$18];[.$E$18]-PI()/2;IF([.J24]&lt;(-[.$G$18]);[.$E$18]+PI()/2;[.$E$18]-ASIN([.J24]/[.$G$18])))" office:value-type="float" office:value="0.197395559849881" calcext:value-type="float">
            <text:p>0,197395559849881</text:p>
          </table:table-cell>
          <table:table-cell table:formula="of:=[.K24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-([.H25]-[.$C$18])*SIN([.$E$18])+([.I25]-[.$D$18])*COS([.$E$18])" office:value-type="float" office:value="-39.2232270276368" calcext:value-type="float">
            <text:p>-39,2232270276368</text:p>
          </table:table-cell>
          <table:table-cell table:formula="of:=IF([.J25]&gt;[.$G$18];[.$E$18]-PI()/2;IF([.J25]&lt;(-[.$G$18]);[.$E$18]+PI()/2;[.$E$18]-ASIN([.J25]/[.$G$18])))" office:value-type="float" office:value="1.76819188664478" calcext:value-type="float">
            <text:p>1,76819188664478</text:p>
          </table:table-cell>
          <table:table-cell table:formula="of:=[.K25]*180/PI()" office:value-type="float" office:value="101.30993247402" calcext:value-type="float">
            <text:p>101,30993247402</text:p>
          </table:table-cell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formula="of:=-([.H26]-[.$C$18])*SIN([.$E$18])+([.I26]-[.$D$18])*COS([.$E$18])" office:value-type="float" office:value="105.902712974619" calcext:value-type="float">
            <text:p>105,902712974619</text:p>
          </table:table-cell>
          <table:table-cell table:formula="of:=IF([.J26]&gt;[.$G$18];[.$E$18]-PI()/2;IF([.J26]&lt;(-[.$G$18]);[.$E$18]+PI()/2;[.$E$18]-ASIN([.J26]/[.$G$18])))" office:value-type="float" office:value="-1.37340076694502" calcext:value-type="float">
            <text:p>-1,37340076694502</text:p>
          </table:table-cell>
          <table:table-cell table:formula="of:=[.K26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-([.H27]-[.$C$18])*SIN([.$E$18])+([.I27]-[.$D$18])*COS([.$E$18])" office:value-type="float" office:value="0" calcext:value-type="float">
            <text:p>0</text:p>
          </table:table-cell>
          <table:table-cell table:formula="of:=IF([.J27]&gt;[.$G$18];[.$E$18]-PI()/2;IF([.J27]&lt;(-[.$G$18]);[.$E$18]+PI()/2;[.$E$18]-ASIN([.J27]/[.$G$18])))" office:value-type="float" office:value="0.197395559849881" calcext:value-type="float">
            <text:p>0,197395559849881</text:p>
          </table:table-cell>
          <table:table-cell table:formula="of:=[.K27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table:formula="of:=-([.H28]-[.$C$18])*SIN([.$E$18])+([.I28]-[.$D$18])*COS([.$E$18])" office:value-type="float" office:value="1.96116135138184" calcext:value-type="float">
            <text:p>1,96116135138184</text:p>
          </table:table-cell>
          <table:table-cell table:formula="of:=IF([.J28]&gt;[.$G$18];[.$E$18]-PI()/2;IF([.J28]&lt;(-[.$G$18]);[.$E$18]+PI()/2;[.$E$18]-ASIN([.J28]/[.$G$18])))" office:value-type="float" office:value="-0.0502738678196909" calcext:value-type="float">
            <text:p>-0,050273867819691</text:p>
          </table:table-cell>
          <table:table-cell table:formula="of:=[.K28]*180/PI()" office:value-type="float" office:value="-2.88048044586685" calcext:value-type="float">
            <text:p>-2,88048044586685</text:p>
          </table:table-cell>
        </table:table-row>
        <table:table-row table:style-name="ro2">
          <table:table-cell table:number-columns-repeated="9"/>
          <table:table-cell table:formula="of:=-([.H29]-[.$C$18])*SIN([.$E$18])+([.I29]-[.$D$18])*COS([.$E$18])" office:value-type="float" office:value="0" calcext:value-type="float">
            <text:p>0</text:p>
          </table:table-cell>
          <table:table-cell table:formula="of:=IF([.J29]&gt;[.$G$18];[.$E$18]-PI()/2;IF([.J29]&lt;(-[.$G$18]);[.$E$18]+PI()/2;[.$E$18]-ASIN([.J29]/[.$G$18])))" office:value-type="float" office:value="0.197395559849881" calcext:value-type="float">
            <text:p>0,197395559849881</text:p>
          </table:table-cell>
          <table:table-cell table:formula="of:=[.K29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0]-[.$C$18])*SIN([.$E$18])+([.I30]-[.$D$18])*COS([.$E$18])" office:value-type="float" office:value="0" calcext:value-type="float">
            <text:p>0</text:p>
          </table:table-cell>
          <table:table-cell table:formula="of:=IF([.J30]&gt;[.$G$18];[.$E$18]-PI()/2;IF([.J30]&lt;(-[.$G$18]);[.$E$18]+PI()/2;[.$E$18]-ASIN([.J30]/[.$G$18])))" office:value-type="float" office:value="0.197395559849881" calcext:value-type="float">
            <text:p>0,197395559849881</text:p>
          </table:table-cell>
          <table:table-cell table:formula="of:=[.K30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1]-[.$C$18])*SIN([.$E$18])+([.I31]-[.$D$18])*COS([.$E$18])" office:value-type="float" office:value="0" calcext:value-type="float">
            <text:p>0</text:p>
          </table:table-cell>
          <table:table-cell table:formula="of:=IF([.J31]&gt;[.$G$18];[.$E$18]-PI()/2;IF([.J31]&lt;(-[.$G$18]);[.$E$18]+PI()/2;[.$E$18]-ASIN([.J31]/[.$G$18])))" office:value-type="float" office:value="0.197395559849881" calcext:value-type="float">
            <text:p>0,197395559849881</text:p>
          </table:table-cell>
          <table:table-cell table:formula="of:=[.K31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2]-[.$C$18])*SIN([.$E$18])+([.I32]-[.$D$18])*COS([.$E$18])" office:value-type="float" office:value="0" calcext:value-type="float">
            <text:p>0</text:p>
          </table:table-cell>
          <table:table-cell table:formula="of:=IF([.J32]&gt;[.$G$18];[.$E$18]-PI()/2;IF([.J32]&lt;(-[.$G$18]);[.$E$18]+PI()/2;[.$E$18]-ASIN([.J32]/[.$G$18])))" office:value-type="float" office:value="0.197395559849881" calcext:value-type="float">
            <text:p>0,197395559849881</text:p>
          </table:table-cell>
          <table:table-cell table:formula="of:=[.K32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3]-[.$C$18])*SIN([.$E$18])+([.I33]-[.$D$18])*COS([.$E$18])" office:value-type="float" office:value="0" calcext:value-type="float">
            <text:p>0</text:p>
          </table:table-cell>
          <table:table-cell table:formula="of:=IF([.J33]&gt;[.$G$18];[.$E$18]-PI()/2;IF([.J33]&lt;(-[.$G$18]);[.$E$18]+PI()/2;[.$E$18]-ASIN([.J33]/[.$G$18])))" office:value-type="float" office:value="0.197395559849881" calcext:value-type="float">
            <text:p>0,197395559849881</text:p>
          </table:table-cell>
          <table:table-cell table:formula="of:=[.K33]*180/PI()" office:value-type="float" office:value="11.3099324740202" calcext:value-type="float">
            <text:p>11,3099324740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5:58:02.576821118</meta:creation-date>
    <dc:date>2020-12-26T17:35:05.653009668</dc:date>
    <meta:editing-duration>PT4M10S</meta:editing-duration>
    <meta:editing-cycles>1</meta:editing-cycles>
    <meta:document-statistic meta:table-count="1" meta:cell-count="125" meta:object-count="0"/>
    <meta:generator>LibreOffice/6.4.6.2$Linux_X86_64 LibreOffice_project/40$Build-2</meta:generator>
  </office:meta>
</office:document-meta>
</file>